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1927 <text:s/>cd u-boot-2018.07/</text:p>
      <text:p text:style-name="Standard"><text:s/>1928 <text:s/>ls</text:p>
      <text:p text:style-name="Standard"><text:s/>1929 <text:s/>mkdir board/atmel/ruggedboard</text:p>
      <text:p text:style-name="Standard"><text:s/>1930 <text:s/>cd board/atmel/ruggedboard/</text:p>
      <text:p text:style-name="Standard"><text:s/>1931 <text:s/>ls</text:p>
      <text:p text:style-name="Standard"><text:s/>1932 <text:s/>vim Kconfig </text:p>
      <text:p text:style-name="Standard"><text:s/>1933 <text:s/>cd ..</text:p>
      <text:p text:style-name="Standard"><text:s/>1934 <text:s/>ls</text:p>
      <text:p text:style-name="Standard"><text:s/>1935 <text:s/>cd ..</text:p>
      <text:p text:style-name="Standard"><text:s/>1936 <text:s/>ls</text:p>
      <text:p text:style-name="Standard"><text:s/>1937 <text:s/>la</text:p>
      <text:p text:style-name="Standard"><text:s/>1938 <text:s/>ls</text:p>
      <text:p text:style-name="Standard"><text:s/>1939 <text:s/>vim arch/arm/mach-at91/Kconfig </text:p>
      <text:p text:style-name="Standard"><text:s/>1940 <text:s/>make menuconfig</text:p>
      <text:p text:style-name="Standard"><text:s/>1941 <text:s/>cd board/atmel/</text:p>
      <text:p text:style-name="Standard"><text:s/>1942 <text:s/>s</text:p>
      <text:p text:style-name="Standard"><text:s/>1943 <text:s/>ls</text:p>
      <text:p text:style-name="Standard"><text:s/>1944 <text:s/>mv ruggedboard/ ruggedboard_board_a5d2x</text:p>
      <text:p text:style-name="Standard"><text:s/>1945 <text:s/>cd ...</text:p>
      <text:p text:style-name="Standard"><text:s/>1946 <text:s/>cd ..</text:p>
      <text:p text:style-name="Standard"><text:s/>1947 <text:s/>make menuconfig</text:p>
      <text:p text:style-name="Standard"><text:s/>1948 <text:s/>vim board/atmel/rugged_board_a5d2x/Kconfig</text:p>
      <text:p text:style-name="Standard"><text:s/>1949 <text:s/>cd board/atmel/</text:p>
      <text:p text:style-name="Standard"><text:s/>1950 <text:s/>ls</text:p>
      <text:p text:style-name="Standard"><text:s/>1951 <text:s/>mv ruggedboard_board_a5d2x/ <text:s/>rugged_board_a5d2x</text:p>
      <text:p text:style-name="Standard"><text:s/>1952 <text:s/>cd ../../</text:p>
      <text:p text:style-name="Standard"><text:s/>1953 <text:s/>make menuconfig</text:p>
      <text:p text:style-name="Standard"><text:s/>1954 <text:s/>make rugged_board_a5d2x_mmc1_defconfig</text:p>
      <text:p text:style-name="Standard"><text:s/>1955 <text:s/>make</text:p>
      <text:p text:style-name="Standard"><text:s/>1956 <text:s/>make -j4</text:p>
      <text:p text:style-name="Standard"><text:s/>1957 <text:s/>ctags -R *</text:p>
      <text:p text:style-name="Standard"><text:s/>1958 <text:s/>vim board/atmel/rugged_board_a5d2x/rugged_board_a5d2x.c +33</text:p>
      <text:p text:style-name="Standard"><text:s/>1959 <text:s/>vim board/atmel/common/board.c</text:p>
      <text:p text:style-name="Standard"><text:s/>1960 <text:s/>make -j4</text:p>
      <text:p text:style-name="Standard"><text:s/>1961 <text:s/>vim .config</text:p>
      <text:p text:style-name="Standard"><text:s/>1962 <text:s/>make rugged_board_a5d2x_mmc1_defconfig</text:p>
      <text:p text:style-name="Standard"><text:s/>1963 <text:s/>make -j4</text:p>
      <text:p text:style-name="Standard"><text:s/>1964 <text:s/>vim .config</text:p>
      <text:p text:style-name="Standard"><text:s/>1965 <text:s/>vim arch/arm/dts/Makefile </text:p>
      <text:p text:style-name="Standard"><text:s/>1966 <text:s/>make clean</text:p>
      <text:p text:style-name="Standard"><text:s/>1967 <text:s/>make menuconfig</text:p>
      <text:p text:style-name="Standard"><text:s/>1968 <text:s/>make rugged_board_a5d2x_mmc1_defconfig</text:p>
      <text:p text:style-name="Standard"><text:s/>1969 <text:s/>make -j4</text:p>
      <text:p text:style-name="Standard"><text:s/>1970 <text:s/>ls -a</text:p>
      <text:p text:style-name="Standard"><text:s/>1971 <text:s/>ls -l <text:s/>arch/arm/dts/rugged_board_a5d2x.dts </text:p>
      <text:p text:style-name="Standard"><text:s/>1972 <text:s/>make -j4</text:p>
      <text:p text:style-name="Standard"><text:s/>1973 <text:s/>rm arch/arm/dts/.rugged_board_a5d2x.dtb.pre.tmp </text:p>
      <text:p text:style-name="Standard"><text:s/>1974 <text:s/>make -j4</text:p>
      <text:p text:style-name="Standard"><text:s/>1975 <text:s/>rm arch/arm/dts/.rugged_board_a5d2x.dtb.* </text:p>
      <text:p text:style-name="Standard"><text:s/>1976 <text:s/>make -j4</text:p>
      <text:p text:style-name="Standard"><text:s/>1977 <text:s/>vim arch/arm/dts/rugged_board_a5d2x.dts </text:p>
      <text:p text:style-name="Standard"><text:s/>1978 <text:s/>vim arch/arm/dts/rb_a5d2x.dtsi </text:p>
      <text:p text:style-name="Standard"><text:soft-page-break/><text:s/>1979 <text:s/>make -j4</text:p>
      <text:p text:style-name="Standard"><text:s/>1980 <text:s/>history</text:p>
      <text:p text:style-name="Standard">vignesha@vignesha-Precision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06T11:04:23.764304044</meta:creation-date>
    <dc:date>2023-03-06T11:04:56.627671652</dc:date>
    <meta:editing-duration>PT33S</meta:editing-duration>
    <meta:editing-cycles>1</meta:editing-cycles>
    <meta:document-statistic meta:table-count="0" meta:image-count="0" meta:object-count="0" meta:page-count="2" meta:paragraph-count="55" meta:word-count="157" meta:character-count="1343" meta:non-whitespace-character-count="1123"/>
    <meta:generator>LibreOffice/6.0.7.3$Linux_X86_64 LibreOffice_project/00m0$Build-3</meta:generator>
  </office:meta>
</office:document-meta>
</file>